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eiryo UI" style:font-name-asian="Meiryo U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asian="Meiryo U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eiryo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成果を上げるための思考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must-can-willが重なる領域の広さを拡大する。</text:p>
          </table:table-cell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mustは、canによって制限され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なので、まずは、mustをなすために、canを広げ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未来に着眼し、未来のmustから、今不足している能力を見出し、そこを鍛え、canを広げる。これを繰り返して、自分自身と組織を成長させていく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組織に属するメンバーは組織への貢献を通して、社会的役割を果たすことが期待されてい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自分がやりたいことだけやればよい、というのは本末転倒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自分と組織のやりたいことを一致させていく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顧客価値</text:p>
          </table:table-cell>
          <table:table-cell office:value-type="string" calcext:value-type="string">
            <text:p>=顧客が買う理由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成果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持っている知見、スキル、能力を”行動”によって、成果につなげ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行動して、顧客に貢献しなければ、成果は上がらない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成果を出すためには、行動の”質と量”が大事。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量を増やす＝行動の時間を確保する。＝集中する。無駄や生産性の低い仕事を削除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質を上げる＝個人が持つ知識、スキル、能力を強化する。（スピードやレベルを上げる。）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集中する＝意思決定する。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集中するには、ほかのことを捨てなければならない。これは意思決定そのもの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自分しかできない、かつ生産性の高いことに絞る、意思決定が成果を生むのに必須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優先順位の原則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重要なことに集中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優先度は以下の5つの基準で判断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1.過去ではなく未来を優先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2.問題ではなく機会を優先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3.横並びではなく、独自性を優先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4.容易なことではなく、変革を優先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5.内部のことでなく、外部のことを優先す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組織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成果に焦点を当てなければならない。（成果＝組織の存在理由）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良好な人間関係は、重要だがなれ合いの人間関係は組織を弱くす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個人が組織に貢献するためには？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成し遂げることを明確にする。必要なスキルと能力を磨く、チームワークで行動し成果を生み出す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強みに集中する。強みをさらに強化す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成果を上げるための行動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成果を上げるための基本行動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時間を確保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貢献に焦点を合わせること（顧客が喜ぶことは何か、に焦点を合わせる）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強みを生かすこと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重要なことに集中すること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成果を上げる意思決定をすること。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成果は何か？を明確にする。←顧客と顧客が求める価値が成果を定めるためのインプットになる。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成果を上げるには、時間を確保することからスタートする。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時間を確保するために、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非生産的な仕事・活動を排除する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その活動は成果を生んでいるか？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活動の効率を上げられないか？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その活動は重要か？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ほかの活動ではダメか？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を問いかける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人に任せ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時間は塊で確保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優先度の高い仕事から取り組む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理想を実現するためには？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計画する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ビジョンを描く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言語化または、視覚化する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実行する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意思決定し、行動を起こす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結果や進捗を検証する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計画と実績を比較して、検証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マネジメント＝意思決定すること。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機会を最大活用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何もしなければ事態が悪化したり、機会を逃してしまうのであれば、意思決定をしなければならない。そうでないならば、無理に意思決定しなくてもよい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意思決定は間違うこともあるが、最後は必ず成功させるという信念で挑戦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挑戦を避けないことが大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リスクは避けるものではなく、コントロールするもの（結果的に避けねばならないこともある）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意思決定のステップ</text:p>
          </table:table-cell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達成すべき目標、</text:span>意思決定の目的を明確に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現場の実態を正しく把握する。データをとる。定量と定性の両面を組み合わせ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複数のシナリオを作成し、比較することで</text:span><text:span text:style-name="T2">リスクの見落としを防ぎ、効果を最大化するシナリオを決定する・選ぶ。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反対意見も重視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意思決定の基準・判断軸を明確にしておくことが重要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小規模な試験に取り組み、意思決定の効果を検証す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重要な決定に集中する。</text:p>
          </table:table-cell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この1年でやり遂げなければならないこと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この1か月でやり遂げなければならないこと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この1週間でやり遂げなければならないこと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仮説を立て、事実を以って、検証する。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問題を分別する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一般的な問題（何度も、または別の場所でも起こりうる問題）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例外的な問題（個別の対処が必要な問題。そうそう起こらない問題）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実行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必要な能力のある人を巻き込む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目標を共有し、期日を定め、具体的な行動を開始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巻き込む際には、意思決定にも巻き込み、当事者意識・モチベーションを醸成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結束を高め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DCA</text:p>
          </table:table-cell>
          <table:table-cell office:value-type="string" calcext:value-type="string">
            <text:p>成り行き任せにならないための仕組み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目標、期待、実行計画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実行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期待する成果と結果を比較する。行動を修正する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行動の修正：やめる、始める、増やす、減らす、のいずれかしかない。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次の行動に反映する。行動と成果の関係を理解する。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行動を起こす、変化が生まれる、機会が生まれる、成果をつかむ・成果につなげ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人は目標達成を好む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自ら目標を立てさせ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自ら立てた目標を達成させ、達成感を生み、それを自信につなげ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目標の立て方</text:p>
          </table:table-cell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1.まず、顧客はだれか、を明確に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2.次に、その顧客が求める価値は何か、を明確にする。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3.そして、1、2を踏まえて、私たちの成果は何か、を定める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何をどのくらい提供するのか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売り上げ、利益など、成果の基準を定める＝目標になる。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4.目標を達成するために、強みをどのように生かすか、考える＝戦略の一部にな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とPC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erforman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erformance Capabilit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の両方が大事・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行動の前に計画する！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5W1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いつまでに、誰が、なにを、どのくら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コンセプト化、一般化する習慣を身に付ける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個別の事象から、一般化す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別の業界で起こったことでも、自分に置き換えたり、自分たちのチーム、自分たちの会社、自分たちの業界、にあてはめると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どういう状況になるかを考え、一般化して考えることができる。</text:p>
          </table:table-cell>
          <table:table-cell table:number-columns-repeated="16381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Yu Mincho'" style:font-family-generic="roman" style:font-pitch="variable" fo:font-size="12pt" fo:language="en" fo:country="GB" style:letter-kerning="true" style:font-family-asian="'Yu Mincho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6:45:47.927000000</meta:creation-date>
    <dc:date>2025-03-16T23:16:02.397000000</dc:date>
    <meta:editing-duration>PT17H4M14S</meta:editing-duration>
    <meta:editing-cycles>7</meta:editing-cycles>
    <meta:generator>LibreOffice/24.8.5.2$Windows_X86_64 LibreOffice_project/fddf2685c70b461e7832239a0162a77216259f22</meta:generator>
    <meta:document-statistic meta:table-count="1" meta:cell-count="119" meta:object-count="0"/>
  </office:meta>
</office:document-meta>
</file>